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language="zxx" fo:country="none" officeooo:rsid="0019e64b" officeooo:paragraph-rsid="0019e64b"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paragraph-properties fo:text-align="start" style:justify-single-word="false"/>
      <style:text-properties fo:language="fr" fo:country="FR" officeooo:rsid="0058c572" officeooo:paragraph-rsid="0058c572"/>
    </style:style>
    <style:style style:name="P4" style:family="paragraph" style:parent-style-name="Text_20_body">
      <style:paragraph-properties fo:text-align="justify" style:justify-single-word="false"/>
      <style:text-properties fo:language="fr" fo:country="FR" officeooo:rsid="0058c572" officeooo:paragraph-rsid="005a6393"/>
    </style:style>
    <style:style style:name="P5" style:family="paragraph" style:parent-style-name="Text_20_body">
      <style:paragraph-properties fo:text-align="start" style:justify-single-word="false"/>
      <style:text-properties fo:language="fr" fo:country="FR" officeooo:rsid="005cce12" officeooo:paragraph-rsid="0064b500"/>
    </style:style>
    <style:style style:name="P6" style:family="paragraph" style:parent-style-name="Text_20_body">
      <style:paragraph-properties fo:text-align="justify" style:justify-single-word="false"/>
      <style:text-properties fo:language="fr" fo:country="FR" officeooo:rsid="00565197" officeooo:paragraph-rsid="00565197"/>
    </style:style>
    <style:style style:name="P7"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8" style:family="paragraph" style:parent-style-name="Text_20_body">
      <style:paragraph-properties fo:text-align="justify" style:justify-single-word="false"/>
      <style:text-properties style:font-name="Liberation Sans" fo:font-size="12pt" fo:language="fr" fo:country="FR" style:text-underline-style="solid" style:text-underline-width="auto" style:text-underline-color="font-color" fo:font-weight="bold" officeooo:rsid="00565197" officeooo:paragraph-rsid="0080956a" style:font-name-asian="Droid Sans Fallback" style:font-size-asian="12pt" style:font-weight-asian="bold" style:font-name-complex="Droid Sans Devanagari" style:font-size-complex="12pt" style:font-weight-complex="bold"/>
    </style:style>
    <style:style style:name="P9"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10"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80956a" style:font-name-asian="Droid Sans Fallback" style:font-size-asian="12pt" style:font-weight-asian="bold" style:font-name-complex="Droid Sans Devanagari" style:font-size-complex="12pt" style:font-weight-complex="bold"/>
    </style:style>
    <style:style style:name="P11" style:family="paragraph" style:parent-style-name="Text_20_body">
      <style:paragraph-properties fo:text-align="justify" style:justify-single-word="false"/>
      <style:text-properties style:font-name="Liberation Sans" fo:font-size="12pt" fo:language="fr" fo:country="FR" style:text-underline-style="none" fo:font-weight="bold" officeooo:rsid="005cce12" officeooo:paragraph-rsid="0071f24e" style:font-name-asian="Droid Sans Fallback" style:font-size-asian="12pt" style:font-weight-asian="bold" style:font-name-complex="Droid Sans Devanagari" style:font-size-complex="12pt" style:font-weight-complex="bold"/>
    </style:style>
    <style:style style:name="P12"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13"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35a" style:font-name-asian="Droid Sans Fallback" style:font-size-asian="12pt" style:font-weight-asian="bold" style:font-name-complex="Droid Sans Devanagari" style:font-size-complex="12pt" style:font-weight-complex="bold"/>
    </style:style>
    <style:style style:name="P14"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0e478" style:font-name-asian="Droid Sans Fallback" style:font-size-asian="12pt" style:font-weight-asian="bold" style:font-name-complex="Droid Sans Devanagari" style:font-size-complex="12pt" style:font-weight-complex="bold"/>
    </style:style>
    <style:style style:name="P15"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4b500" style:font-name-asian="Droid Sans Fallback" style:font-size-asian="12pt" style:font-weight-asian="bold" style:font-name-complex="Droid Sans Devanagari" style:font-size-complex="12pt" style:font-weight-complex="bold"/>
    </style:style>
    <style:style style:name="P16"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6b888b" style:font-name-asian="Droid Sans Fallback" style:font-size-asian="12pt" style:font-weight-asian="bold" style:font-name-complex="Droid Sans Devanagari" style:font-size-complex="12pt" style:font-weight-complex="bold"/>
    </style:style>
    <style:style style:name="P17"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adbb8" style:font-name-asian="Droid Sans Fallback" style:font-size-asian="12pt" style:font-weight-asian="bold" style:font-name-complex="Droid Sans Devanagari" style:font-size-complex="12pt" style:font-weight-complex="bold"/>
    </style:style>
    <style:style style:name="P18"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7ede2a" style:font-name-asian="Droid Sans Fallback" style:font-size-asian="12pt" style:font-weight-asian="bold" style:font-name-complex="Droid Sans Devanagari" style:font-size-complex="12pt" style:font-weight-complex="bold"/>
    </style:style>
    <style:style style:name="P19"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20"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5abb5" style:font-name-asian="Droid Sans Fallback" style:font-size-asian="12pt" style:font-weight-asian="bold" style:font-name-complex="Droid Sans Devanagari" style:font-size-complex="12pt" style:font-weight-complex="bold"/>
    </style:style>
    <style:style style:name="P21"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5e3c5" style:font-name-asian="Droid Sans Fallback" style:font-size-asian="12pt" style:font-weight-asian="bold" style:font-name-complex="Droid Sans Devanagari" style:font-size-complex="12pt" style:font-weight-complex="bold"/>
    </style:style>
    <style:style style:name="P22"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966fb5" style:font-name-asian="Droid Sans Fallback" style:font-size-asian="12pt" style:font-weight-asian="bold" style:font-name-complex="Droid Sans Devanagari" style:font-size-complex="12pt" style:font-weight-complex="bold"/>
    </style:style>
    <style:style style:name="P23"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a1c7be" style:font-name-asian="Droid Sans Fallback" style:font-size-asian="12pt" style:font-weight-asian="bold" style:font-name-complex="Droid Sans Devanagari" style:font-size-complex="12pt" style:font-weight-complex="bold"/>
    </style:style>
    <style:style style:name="P24" style:family="paragraph" style:parent-style-name="Text_20_body">
      <style:paragraph-properties fo:text-align="start" style:justify-single-word="false"/>
      <style:text-properties style:font-name="Liberation Sans" fo:font-size="12pt" fo:language="fr" fo:country="FR" style:text-underline-style="none" fo:font-weight="bold" officeooo:rsid="005cce12" officeooo:paragraph-rsid="00ad322e" style:font-name-asian="Droid Sans Fallback" style:font-size-asian="12pt" style:font-weight-asian="bold" style:font-name-complex="Droid Sans Devanagari" style:font-size-complex="12pt" style:font-weight-complex="bold"/>
    </style:style>
    <style:style style:name="P25" style:family="paragraph" style:parent-style-name="Text_20_body">
      <style:paragraph-properties fo:text-align="justify" style:justify-single-word="false"/>
      <style:text-properties style:font-name="Liberation Sans" fo:font-size="12pt" fo:language="fr" fo:country="FR" style:text-underline-style="none" fo:font-weight="bold" officeooo:rsid="00565197" officeooo:paragraph-rsid="0080956a" style:font-name-asian="Droid Sans Fallback" style:font-size-asian="12pt" style:font-weight-asian="bold" style:font-name-complex="Droid Sans Devanagari" style:font-size-complex="12pt" style:font-weight-complex="bold"/>
    </style:style>
    <style:style style:name="P26" style:family="paragraph" style:parent-style-name="Title">
      <style:paragraph-properties fo:text-align="center" style:justify-single-word="false"/>
      <style:text-properties fo:font-size="26pt" fo:language="fr" fo:country="FR" officeooo:paragraph-rsid="0058c572" style:font-size-asian="26pt" style:font-size-complex="26pt"/>
    </style:style>
    <style:style style:name="P27" style:family="paragraph" style:parent-style-name="Standard">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28" style:family="paragraph" style:parent-style-name="Standard">
      <style:paragraph-properties fo:text-align="start" style:justify-single-word="false"/>
      <style:text-properties style:font-name="Liberation Sans"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29" style:family="paragraph" style:parent-style-name="Text_20_body">
      <style:text-properties fo:language="fr" fo:country="FR" officeooo:rsid="00aedec1" officeooo:paragraph-rsid="00af0a34"/>
    </style:style>
    <style:style style:name="P30" style:family="paragraph" style:parent-style-name="Text_20_body">
      <style:text-properties officeooo:paragraph-rsid="00af0a34"/>
    </style:style>
    <style:style style:name="P31" style:family="paragraph" style:parent-style-name="Heading_20_1">
      <style:text-properties fo:language="fr" fo:country="FR"/>
    </style:style>
    <style:style style:name="P32" style:family="paragraph" style:parent-style-name="Heading_20_1">
      <style:paragraph-properties fo:text-align="justify" style:justify-single-word="false"/>
      <style:text-properties fo:language="fr" fo:country="FR" officeooo:paragraph-rsid="00565197"/>
    </style:style>
    <style:style style:name="P33" style:family="paragraph" style:parent-style-name="Heading_20_3">
      <style:text-properties fo:font-size="12pt" style:text-underline-style="solid" style:text-underline-width="auto" style:text-underline-color="font-color" style:font-size-asian="12pt" style:font-size-complex="12pt"/>
    </style:style>
    <style:style style:name="P34" style:family="paragraph" style:parent-style-name="Heading_20_3">
      <style:text-properties fo:font-size="12pt" style:text-underline-style="solid" style:text-underline-width="auto" style:text-underline-color="font-color" officeooo:paragraph-rsid="0080956a" style:font-size-asian="12pt" style:font-size-complex="12pt"/>
    </style:style>
    <style:style style:name="P35" style:family="paragraph" style:parent-style-name="Heading_20_2">
      <style:text-properties style:font-name="Liberation Sans" fo:font-size="16.1000003814697pt" fo:language="fr" fo:country="FR" fo:font-weight="bold" officeooo:rsid="00565197" style:font-name-asian="Droid Sans Fallback" style:font-size-asian="16.1000003814697pt" style:font-weight-asian="bold" style:font-name-complex="Droid Sans Devanagari" style:font-size-complex="16.1000003814697pt" style:font-weight-complex="bold"/>
    </style:style>
    <style:style style:name="T1" style:family="text">
      <style:text-properties fo:language="fr" fo:country="FR"/>
    </style:style>
    <style:style style:name="T2" style:family="text">
      <style:text-properties fo:language="fr" fo:country="FR" officeooo:rsid="00565197"/>
    </style:style>
    <style:style style:name="T3" style:family="text">
      <style:text-properties fo:language="fr" fo:country="FR" officeooo:rsid="00aedec1"/>
    </style:style>
    <style:style style:name="T4" style:family="text">
      <style:text-properties fo:language="fr" fo:country="FR" officeooo:rsid="00b3de3b"/>
    </style:style>
    <style:style style:name="T5" style:family="text">
      <style:text-properties fo:language="fr" fo:country="FR" fo:font-style="italic" officeooo:rsid="00b3de3b" style:font-style-asian="italic" style:font-style-complex="italic"/>
    </style:style>
    <style:style style:name="T6" style:family="text">
      <style:text-properties fo:language="fr" fo:country="FR" fo:font-style="normal" officeooo:rsid="00b489bb" style:font-style-asian="normal" style:font-style-complex="normal"/>
    </style:style>
    <style:style style:name="T7" style:family="text">
      <style:text-properties fo:language="fr" fo:country="FR" fo:font-style="normal" officeooo:rsid="00b66ad7" style:font-style-asian="normal" style:font-style-complex="normal"/>
    </style:style>
    <style:style style:name="T8" style:family="text">
      <style:text-properties fo:language="fr" fo:country="FR" fo:font-style="normal" fo:font-weight="bold" officeooo:rsid="00b66ad7" style:font-style-asian="normal" style:font-style-complex="normal"/>
    </style:style>
    <style:style style:name="T9" style:family="text">
      <style:text-properties fo:language="fr" fo:country="FR" fo:font-style="normal" fo:font-weight="bold" officeooo:rsid="00b66ad7" style:font-style-asian="normal" style:font-weight-asian="bold" style:font-style-complex="normal" style:font-weight-complex="bold"/>
    </style:style>
    <style:style style:name="T10" style:family="text">
      <style:text-properties fo:language="fr" fo:country="FR" fo:font-style="normal" fo:font-weight="normal" officeooo:rsid="00b66ad7" style:font-style-asian="normal" style:font-weight-asian="normal" style:font-style-complex="normal" style:font-weight-complex="normal"/>
    </style:style>
    <style:style style:name="T11" style:family="text">
      <style:text-properties fo:language="fr" fo:country="FR" fo:font-style="normal" fo:font-weight="normal" officeooo:rsid="00b85af5" style:font-style-asian="normal" style:font-weight-asian="normal" style:font-style-complex="normal" style:font-weight-complex="normal"/>
    </style:style>
    <style:style style:name="T12" style:family="text">
      <style:text-properties officeooo:rsid="005517c9"/>
    </style:style>
    <style:style style:name="T13" style:family="text">
      <style:text-properties officeooo:rsid="00565197"/>
    </style:style>
    <style:style style:name="T14" style:family="text">
      <style:text-properties officeooo:rsid="005a6393"/>
    </style:style>
    <style:style style:name="T15" style:family="text">
      <style:text-properties fo:font-weight="normal" style:font-weight-asian="normal" style:font-weight-complex="normal"/>
    </style:style>
    <style:style style:name="T16" style:family="text">
      <style:text-properties fo:font-weight="normal" officeooo:rsid="00565197" style:font-weight-asian="normal" style:font-weight-complex="normal"/>
    </style:style>
    <style:style style:name="T17" style:family="text">
      <style:text-properties fo:font-weight="normal" officeooo:rsid="005ec7b7" style:font-weight-asian="normal" style:font-weight-complex="normal"/>
    </style:style>
    <style:style style:name="T18" style:family="text">
      <style:text-properties fo:font-weight="normal" officeooo:rsid="005fecf8" style:font-weight-asian="normal" style:font-weight-complex="normal"/>
    </style:style>
    <style:style style:name="T19" style:family="text">
      <style:text-properties fo:font-weight="normal" officeooo:rsid="0060e35a" style:font-weight-asian="normal" style:font-weight-complex="normal"/>
    </style:style>
    <style:style style:name="T20" style:family="text">
      <style:text-properties fo:font-weight="normal" officeooo:rsid="00626c2a" style:font-weight-asian="normal" style:font-weight-complex="normal"/>
    </style:style>
    <style:style style:name="T21" style:family="text">
      <style:text-properties fo:font-weight="normal" officeooo:rsid="0066d57a" style:font-weight-asian="normal" style:font-weight-complex="normal"/>
    </style:style>
    <style:style style:name="T22" style:family="text">
      <style:text-properties fo:font-weight="normal" officeooo:rsid="006a6086" style:font-weight-asian="normal" style:font-weight-complex="normal"/>
    </style:style>
    <style:style style:name="T23" style:family="text">
      <style:text-properties fo:font-weight="normal" officeooo:rsid="006b888b" style:font-weight-asian="normal" style:font-weight-complex="normal"/>
    </style:style>
    <style:style style:name="T24" style:family="text">
      <style:text-properties fo:font-weight="normal" officeooo:rsid="006c6ab1" style:font-weight-asian="normal" style:font-weight-complex="normal"/>
    </style:style>
    <style:style style:name="T25" style:family="text">
      <style:text-properties fo:font-weight="normal" officeooo:rsid="006e4b68" style:font-weight-asian="normal" style:font-weight-complex="normal"/>
    </style:style>
    <style:style style:name="T26" style:family="text">
      <style:text-properties fo:font-weight="normal" officeooo:rsid="006e69c7" style:font-weight-asian="normal" style:font-weight-complex="normal"/>
    </style:style>
    <style:style style:name="T27" style:family="text">
      <style:text-properties fo:font-weight="normal" officeooo:rsid="006ff2f3" style:font-weight-asian="normal" style:font-weight-complex="normal"/>
    </style:style>
    <style:style style:name="T28" style:family="text">
      <style:text-properties fo:font-weight="normal" officeooo:rsid="0071f24e" style:font-weight-asian="normal" style:font-weight-complex="normal"/>
    </style:style>
    <style:style style:name="T29" style:family="text">
      <style:text-properties fo:font-weight="normal" officeooo:rsid="00736d3c" style:font-weight-asian="normal" style:font-weight-complex="normal"/>
    </style:style>
    <style:style style:name="T30" style:family="text">
      <style:text-properties fo:font-weight="normal" officeooo:rsid="0074f30b" style:font-weight-asian="normal" style:font-weight-complex="normal"/>
    </style:style>
    <style:style style:name="T31" style:family="text">
      <style:text-properties fo:font-weight="normal" officeooo:rsid="0077d9d8" style:font-weight-asian="normal" style:font-weight-complex="normal"/>
    </style:style>
    <style:style style:name="T32" style:family="text">
      <style:text-properties fo:font-weight="normal" officeooo:rsid="007d0e08" style:font-weight-asian="normal" style:font-weight-complex="normal"/>
    </style:style>
    <style:style style:name="T33" style:family="text">
      <style:text-properties fo:font-weight="normal" officeooo:rsid="007ede2a" style:font-weight-asian="normal" style:font-weight-complex="normal"/>
    </style:style>
    <style:style style:name="T34" style:family="text">
      <style:text-properties fo:font-weight="normal" officeooo:rsid="00870328" style:font-weight-asian="normal" style:font-weight-complex="normal"/>
    </style:style>
    <style:style style:name="T35" style:family="text">
      <style:text-properties fo:font-weight="normal" officeooo:rsid="00876d2c" style:font-weight-asian="normal" style:font-weight-complex="normal"/>
    </style:style>
    <style:style style:name="T36" style:family="text">
      <style:text-properties fo:font-weight="normal" officeooo:rsid="0088ba2f" style:font-weight-asian="normal" style:font-weight-complex="normal"/>
    </style:style>
    <style:style style:name="T37" style:family="text">
      <style:text-properties fo:font-weight="normal" officeooo:rsid="008a9917" style:font-weight-asian="normal" style:font-weight-complex="normal"/>
    </style:style>
    <style:style style:name="T38" style:family="text">
      <style:text-properties fo:font-weight="normal" officeooo:rsid="008ab253" style:font-weight-asian="normal" style:font-weight-complex="normal"/>
    </style:style>
    <style:style style:name="T39" style:family="text">
      <style:text-properties fo:font-weight="normal" officeooo:rsid="008b2402" style:font-weight-asian="normal" style:font-weight-complex="normal"/>
    </style:style>
    <style:style style:name="T40" style:family="text">
      <style:text-properties fo:font-weight="normal" officeooo:rsid="008e5492" style:font-weight-asian="normal" style:font-weight-complex="normal"/>
    </style:style>
    <style:style style:name="T41" style:family="text">
      <style:text-properties fo:font-weight="normal" officeooo:rsid="009148d1" style:font-weight-asian="normal" style:font-weight-complex="normal"/>
    </style:style>
    <style:style style:name="T42" style:family="text">
      <style:text-properties fo:font-weight="normal" officeooo:rsid="00925a72" style:font-weight-asian="normal" style:font-weight-complex="normal"/>
    </style:style>
    <style:style style:name="T43" style:family="text">
      <style:text-properties fo:font-weight="normal" officeooo:rsid="0093e077" style:font-weight-asian="normal" style:font-weight-complex="normal"/>
    </style:style>
    <style:style style:name="T44" style:family="text">
      <style:text-properties fo:font-weight="normal" officeooo:rsid="0095abb5" style:font-weight-asian="normal" style:font-weight-complex="normal"/>
    </style:style>
    <style:style style:name="T45" style:family="text">
      <style:text-properties fo:font-weight="normal" officeooo:rsid="0095e3c5" style:font-weight-asian="normal" style:font-weight-complex="normal"/>
    </style:style>
    <style:style style:name="T46" style:family="text">
      <style:text-properties fo:font-weight="normal" officeooo:rsid="0097bb52" style:font-weight-asian="normal" style:font-weight-complex="normal"/>
    </style:style>
    <style:style style:name="T47" style:family="text">
      <style:text-properties fo:font-weight="normal" officeooo:rsid="0098b686" style:font-weight-asian="normal" style:font-weight-complex="normal"/>
    </style:style>
    <style:style style:name="T48" style:family="text">
      <style:text-properties fo:font-weight="normal" officeooo:rsid="009a0895" style:font-weight-asian="normal" style:font-weight-complex="normal"/>
    </style:style>
    <style:style style:name="T49" style:family="text">
      <style:text-properties fo:font-weight="normal" officeooo:rsid="009a290c" style:font-weight-asian="normal" style:font-weight-complex="normal"/>
    </style:style>
    <style:style style:name="T50" style:family="text">
      <style:text-properties fo:font-weight="normal" officeooo:rsid="009bcf93" style:font-weight-asian="normal" style:font-weight-complex="normal"/>
    </style:style>
    <style:style style:name="T51" style:family="text">
      <style:text-properties fo:font-weight="normal" officeooo:rsid="009c1ff1" style:font-weight-asian="normal" style:font-weight-complex="normal"/>
    </style:style>
    <style:style style:name="T52" style:family="text">
      <style:text-properties fo:font-weight="normal" officeooo:rsid="009c83d4" style:font-weight-asian="normal" style:font-weight-complex="normal"/>
    </style:style>
    <style:style style:name="T53" style:family="text">
      <style:text-properties fo:font-weight="normal" officeooo:rsid="009dc623" style:font-weight-asian="normal" style:font-weight-complex="normal"/>
    </style:style>
    <style:style style:name="T54" style:family="text">
      <style:text-properties fo:font-weight="normal" officeooo:rsid="009ec6aa" style:font-weight-asian="normal" style:font-weight-complex="normal"/>
    </style:style>
    <style:style style:name="T55" style:family="text">
      <style:text-properties fo:font-weight="normal" officeooo:rsid="00a0c949" style:font-weight-asian="normal" style:font-weight-complex="normal"/>
    </style:style>
    <style:style style:name="T56" style:family="text">
      <style:text-properties fo:font-weight="normal" officeooo:rsid="00a2d0f1" style:font-weight-asian="normal" style:font-weight-complex="normal"/>
    </style:style>
    <style:style style:name="T57" style:family="text">
      <style:text-properties fo:font-weight="normal" officeooo:rsid="00a47447" style:font-weight-asian="normal" style:font-weight-complex="normal"/>
    </style:style>
    <style:style style:name="T58" style:family="text">
      <style:text-properties fo:font-weight="normal" officeooo:rsid="00a57ac0" style:font-weight-asian="normal" style:font-weight-complex="normal"/>
    </style:style>
    <style:style style:name="T59" style:family="text">
      <style:text-properties fo:font-weight="normal" officeooo:rsid="00a7205a" style:font-weight-asian="normal" style:font-weight-complex="normal"/>
    </style:style>
    <style:style style:name="T60" style:family="text">
      <style:text-properties fo:font-weight="normal" officeooo:rsid="00a922f7" style:font-weight-asian="normal" style:font-weight-complex="normal"/>
    </style:style>
    <style:style style:name="T61" style:family="text">
      <style:text-properties fo:font-weight="normal" officeooo:rsid="00aa40e0" style:font-weight-asian="normal" style:font-weight-complex="normal"/>
    </style:style>
    <style:style style:name="T62" style:family="text">
      <style:text-properties fo:font-weight="normal" officeooo:rsid="00aa69b6" style:font-weight-asian="normal" style:font-weight-complex="normal"/>
    </style:style>
    <style:style style:name="T63" style:family="text">
      <style:text-properties fo:font-weight="normal" officeooo:rsid="00acacc2" style:font-weight-asian="normal" style:font-weight-complex="normal"/>
    </style:style>
    <style:style style:name="T64" style:family="text">
      <style:text-properties fo:font-weight="normal" officeooo:rsid="00ad322e" style:font-weight-asian="normal" style:font-weight-complex="normal"/>
    </style:style>
    <style:style style:name="T65" style:family="text">
      <style:text-properties style:font-name="Liberation Sans" fo:font-size="12pt" style:text-underline-style="none" fo:font-weight="normal" officeooo:rsid="005fecf8" style:font-name-asian="Droid Sans Fallback" style:font-size-asian="12pt" style:font-weight-asian="normal" style:font-name-complex="Droid Sans Devanagari" style:font-size-complex="12pt" style:font-weight-complex="normal"/>
    </style:style>
    <style:style style:name="T66" style:family="text">
      <style:text-properties style:font-name="Liberation Sans" fo:font-size="12pt" style:text-underline-style="none" fo:font-weight="normal" officeooo:rsid="00626c2a" style:font-name-asian="Droid Sans Fallback" style:font-size-asian="12pt" style:font-weight-asian="normal" style:font-name-complex="Droid Sans Devanagari" style:font-size-complex="12pt" style:font-weight-complex="normal"/>
    </style:style>
    <style:style style:name="T67" style:family="text">
      <style:text-properties style:font-name="Liberation Sans" fo:font-size="12pt" style:text-underline-style="none" fo:font-weight="normal" officeooo:rsid="0060e478" style:font-name-asian="Droid Sans Fallback" style:font-size-asian="12pt" style:font-weight-asian="normal" style:font-name-complex="Droid Sans Devanagari" style:font-size-complex="12pt" style:font-weight-complex="normal"/>
    </style:style>
    <style:style style:name="T68" style:family="text">
      <style:text-properties style:font-name="Liberation Sans" fo:font-size="12pt" style:text-underline-style="none" fo:font-weight="bold" style:font-name-asian="Droid Sans Fallback" style:font-size-asian="12pt" style:font-weight-asian="bold" style:font-name-complex="Droid Sans Devanagari" style:font-size-complex="12pt" style:font-weight-complex="bold"/>
    </style:style>
    <style:style style:name="T69" style:family="text">
      <style:text-properties style:font-name="Liberation Sans" fo:font-size="12pt" style:text-underline-style="none" fo:font-weight="bold" officeooo:rsid="0060e478" style:font-name-asian="Droid Sans Fallback" style:font-size-asian="12pt" style:font-weight-asian="bold" style:font-name-complex="Droid Sans Devanagari" style:font-size-complex="12pt" style:font-weight-complex="bold"/>
    </style:style>
    <style:style style:name="T70" style:family="text">
      <style:text-properties officeooo:rsid="0071f24e"/>
    </style:style>
    <style:style style:name="T71" style:family="text">
      <style:text-properties officeooo:rsid="0074f30b"/>
    </style:style>
    <style:style style:name="T72" style:family="text">
      <style:text-properties officeooo:rsid="007d0e08"/>
    </style:style>
    <style:style style:name="T73" style:family="text">
      <style:text-properties officeooo:rsid="0083b9d8"/>
    </style:style>
    <style:style style:name="T74" style:family="text">
      <style:text-properties fo:font-style="italic" fo:font-weight="normal" officeooo:rsid="008a9917" style:font-style-asian="italic" style:font-weight-asian="normal" style:font-style-complex="italic" style:font-weight-complex="normal"/>
    </style:style>
    <style:style style:name="T75" style:family="text">
      <style:text-properties fo:font-style="italic" fo:font-weight="normal" officeooo:rsid="008ab253" style:font-style-asian="italic" style:font-weight-asian="normal" style:font-style-complex="italic" style:font-weight-complex="normal"/>
    </style:style>
    <style:style style:name="T76" style:family="text">
      <style:text-properties fo:font-style="italic" fo:font-weight="normal" officeooo:rsid="008e5492" style:font-style-asian="italic" style:font-weight-asian="normal" style:font-style-complex="italic" style:font-weight-complex="normal"/>
    </style:style>
    <style:style style:name="T77" style:family="text">
      <style:text-properties fo:font-style="italic" officeooo:rsid="00b3de3b" style:font-style-asian="italic" style:font-style-complex="italic"/>
    </style:style>
    <style:style style:name="T78" style:family="text">
      <style:text-properties officeooo:rsid="009c83d4"/>
    </style:style>
    <style:style style:name="T79" style:family="text">
      <style:text-properties officeooo:rsid="009ec6aa"/>
    </style:style>
    <style:style style:name="T80" style:family="text">
      <style:text-properties officeooo:rsid="00a0c949"/>
    </style:style>
    <style:style style:name="T81" style:family="text">
      <style:text-properties officeooo:rsid="00a47447"/>
    </style:style>
    <style:style style:name="T82" style:family="text">
      <style:text-properties officeooo:rsid="00a7205a"/>
    </style:style>
    <style:style style:name="T83" style:family="text">
      <style:text-properties officeooo:rsid="00aa40e0"/>
    </style:style>
    <style:style style:name="T84" style:family="text">
      <style:text-properties officeooo:rsid="00acacc2"/>
    </style:style>
    <style:style style:name="T85" style:family="text">
      <style:text-properties officeooo:rsid="00ad322e"/>
    </style:style>
    <style:style style:name="T86" style:family="text">
      <style:text-properties officeooo:rsid="00af0a34"/>
    </style:style>
    <style:style style:name="T87" style:family="text">
      <style:text-properties officeooo:rsid="00af121d"/>
    </style:style>
    <style:style style:name="T88" style:family="text">
      <style:text-properties officeooo:rsid="00b0c1a9"/>
    </style:style>
    <style:style style:name="T89" style:family="text">
      <style:text-properties officeooo:rsid="00b3de3b"/>
    </style:style>
    <style:style style:name="T90" style:family="text">
      <style:text-properties fo:font-style="normal" officeooo:rsid="00b489bb" style:font-style-asian="normal" style:font-style-complex="normal"/>
    </style:style>
    <style:style style:name="T91" style:family="text">
      <style:text-properties fo:font-style="normal" officeooo:rsid="00b66ad7" style:font-style-asian="normal" style:font-style-complex="normal"/>
    </style:style>
    <style:style style:name="T92" style:family="text">
      <style:text-properties fo:font-style="normal" fo:font-weight="bold" officeooo:rsid="00b66ad7" style:font-style-asian="normal" style:font-style-complex="normal"/>
    </style:style>
    <style:style style:name="T93" style:family="text">
      <style:text-properties fo:font-style="normal" fo:font-weight="bold" officeooo:rsid="00b66ad7" style:font-style-asian="normal" style:font-weight-asian="bold" style:font-style-complex="normal" style:font-weight-complex="bold"/>
    </style:style>
    <style:style style:name="T94" style:family="text">
      <style:text-properties fo:font-style="normal" fo:font-weight="normal" officeooo:rsid="00b66ad7" style:font-style-asian="normal" style:font-weight-asian="normal" style:font-style-complex="normal" style:font-weight-complex="normal"/>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apport TP0<text:span text:style-name="T12">4</text:span> NF16</text:p>
      <text:p text:style-name="P3"/>
      <text:p text:style-name="P4"><text:tab/>Le but de ce TP était d’implémenter un correcteur orthographique, de deux manières différentes. Nous avons d’abord représenté le dictionnaire avec une structure d’Arbre Binaire de Recherche, puis avec une structure d’Arbre Lexicographique. <text:span text:style-name="T14">Nous détaillerons dans un premier temps, pour chacune des 3 parties du TP, <text:s/>les structures et fonctions implémentées. Ensuite, nous présenterons la complexité des fonctions principales, et finalement, les difficultés que nous avons rencontrées lors de ce TP</text:span></text:p>
      <text:p text:style-name="P2"/>
      <text:h text:style-name="P32" text:outline-level="1">I. <text:span text:style-name="T13">Structures et fonctions implémentées</text:span></text:h>
      <text:h text:style-name="Heading_20_2" text:outline-level="2"><text:span text:style-name="T2">P</text:span><text:span text:style-name="T1">artie I</text:span></text:h>
      <text:h text:style-name="P33" text:outline-level="3">Structures</text:h>
      <text:p text:style-name="P6"><text:tab/>Nous avons utilisé deux structures : NodeABR et DicoABR. La première représente un Node d’un ABR et contient sa clé, ses fils gauche et droit, et son parent. Et la deuxième contient un pointeur vers la racine de l’ABR ainsi que son nombre d’éléments.</text:p>
      <text:p text:style-name="P7">Fonctions</text:p>
      <text:p text:style-name="P9"><text:tab/><text:span text:style-name="T16">Voi</text:span><text:span text:style-name="T17">ci une liste des fonctions implémentées, accompagnées d’une description concise :</text:span></text:p>
      <text:p text:style-name="P12">DicoABR *initdico (); <text:span text:style-name="T18">Initialise le dictionnaire.</text:span></text:p>
      <text:p text:style-name="P15">NodeABR *initNode(char *value); <text:span text:style-name="T18">Initialise </text:span><text:span text:style-name="T19">un node</text:span></text:p>
      <text:p text:style-name="P13">void afficherNode(NodeABR *node);<text:span text:style-name="T18"> </text:span><text:span text:style-name="T19">Affiche la clé et le parent et </text:span><text:span text:style-name="T21">les </text:span><text:span text:style-name="T19">fils d’un node, s’il en a.</text:span></text:p>
      <text:p text:style-name="P17">void afficherDico(NodeABR *root, int nb_tab);<text:span text:style-name="T18"> <text:line-break/></text:span><text:span text:style-name="T19">Affiche la clé </text:span><text:span text:style-name="T21">de chacun des nodes de l’ABR, sous forme d’arborescence.</text:span></text:p>
      <text:p text:style-name="P15">NodeABR *rechercheMot(char *mot, DicoABR *dico); <text:line-break/><text:tab/><text:span text:style-name="T18">Parcourt l’arbre depuis la racine jusqu’à trouver le mot recherché où jusqu’à arriver sur un node sans successeurs (dans ce dernier cas la fonction retourne NULL).</text:span></text:p>
      <text:p text:style-name="P5"><text:span text:style-name="T68">NodeABR *ajoutMot(char *value, DicoABR *dico);</text:span><text:span text:style-name="T65"> </text:span><text:span text:style-name="T66">Effectue une recherche, puis a</text:span><text:span text:style-name="T67">joute un node de clé </text:span><text:span text:style-name="T69">value</text:span><text:span text:style-name="T67"> à l’ABR, </text:span><text:span text:style-name="T66">si la clé n’est pas déjà présente.</text:span></text:p>
      <text:p text:style-name="P14">void supprimeMot(char *mot, DicoABR *dico);<text:span text:style-name="T20"> <text:line-break/></text:span><text:span text:style-name="T22">Recherche le mot à supprimer, et si il existe, appelle la fonction supprimmerNode1.</text:span></text:p>
      <text:p text:style-name="P16"><text:soft-page-break/>int supprimerNode1(NodeABR *node, DicoABR *dico);</text:p>
      <text:p text:style-name="P11"><text:span text:style-name="T20"><text:tab/></text:span><text:span text:style-name="T24">Modifie les pointeurs dans l’ABR de manière à effacer les références vers le node à supprimer. </text:span><text:span text:style-name="T28">Si </text:span><text:span text:style-name="T70">node</text:span><text:span text:style-name="T28"> a un seul fils, on le rattache au parent d</text:span><text:span text:style-name="T29">e</text:span><text:span text:style-name="T28"> </text:span><text:span text:style-name="T70">node</text:span><text:span text:style-name="T28">. Si il a 2 fils, on cherche le successeur le plus proche de </text:span><text:span text:style-name="T70">node</text:span><text:span text:style-name="T28">, </text:span><text:span text:style-name="T29">puis </text:span><text:span text:style-name="T30">on échange </text:span><text:span text:style-name="T71">node</text:span><text:span text:style-name="T30"> avec ce successeur</text:span><text:span text:style-name="T28">. </text:span><text:span text:style-name="T27">En</text:span><text:span text:style-name="T30">fin</text:span><text:span text:style-name="T27">, on </text:span><text:span text:style-name="T25">appelle la fonction supprimmerNode2 pour le </text:span><text:span text:style-name="T26">supprimer</text:span><text:span text:style-name="T25"> effectivement.</text:span></text:p>
      <text:p text:style-name="P14">int supprimerNode2(NodeABR *node, DicoABR *dico);<text:line-break/><text:span text:style-name="T23">Supprimme le node passé en paramètre.</text:span></text:p>
      <text:p text:style-name="P14">void echangerNodes(NodeABR *n1, NodeABR *n2); <text:line-break/><text:span text:style-name="T23">Échange les clés des nodes passés en param</text:span><text:span text:style-name="T31">è</text:span><text:span text:style-name="T23">tre.</text:span></text:p>
      <text:p text:style-name="P14">NodeABR *successeur_plus_proche(NodeABR *node);<text:line-break/><text:span text:style-name="T23">Retourne le successeur le plus proche de </text:span><text:span text:style-name="T72">node</text:span><text:span text:style-name="T32">.</text:span></text:p>
      <text:p text:style-name="P14">NodeABR **suggestionMots (int k, DicoABR *dico, char *souschaine);</text:p>
      <text:p text:style-name="P14">void afficherNodeTab(NodeABR **nodeTab);</text:p>
      <text:p text:style-name="P14">int compare_souschaine(NodeABR *node, char *souschaine);</text:p>
      <text:p text:style-name="P14">NodeABR **compare_k(NodeABR *root, int k, char *souschaine);</text:p>
      <text:p text:style-name="P18">int max (int a, int b, int c); <text:span text:style-name="T23">Retourne le </text:span><text:span text:style-name="T33">maximum de a, b et c.</text:span></text:p>
      <text:h text:style-name="P35" text:outline-level="2">Partie II</text:h>
      <text:h text:style-name="P34" text:outline-level="3">Structures</text:h>
      <text:p text:style-name="P8">Fonctions</text:p>
      <text:p text:style-name="P25">Dico initpDico(Dico dico, Mot mot);</text:p>
      <text:p text:style-name="P10">void afficheMot(Mot mot);</text:p>
      <text:p text:style-name="P10">Mot initMot(char *string);</text:p>
      <text:p text:style-name="P10">Dico searchBeginCell(Dico dico, Mot mot);</text:p>
      <text:p text:style-name="P10">Dico prefixeMot(Dico dico, Mot mot);</text:p>
      <text:p text:style-name="P10">int rechercheMot2(Dico dico, Mot mot);</text:p>
      <text:p text:style-name="P10">Dico ajoutMot2(Mot mot, Dico dico);</text:p>
      <text:p text:style-name="P10">Mot idprefixeMot(Dico dico, Mot mot);</text:p>
      <text:p text:style-name="P10">Dico supprimeMot2(Mot mot, Dico dico);</text:p>
      <text:h text:style-name="Heading_20_1" text:outline-level="1"><text:soft-page-break/>I<text:span text:style-name="T73">I</text:span>. <text:span text:style-name="T73">Complexité</text:span></text:h>
      <text:p text:style-name="P19">RechercheMot</text:p>
      <text:p text:style-name="P20"><text:tab/><text:span text:style-name="T34">Cette fonction contient une boucle while dont le nombre d’itérations dépend de la hauteur de l’ABR. </text:span><text:span text:style-name="T35">Dans le pire des cas, l’ABR est complètement </text:span><text:span text:style-name="T36">déséquilibré </text:span><text:span text:style-name="T37">et ressemble à une liste chainée. Si l’ABR contient </text:span><text:span text:style-name="T74">n</text:span><text:span text:style-name="T37"> noeuds, </text:span><text:span text:style-name="T38">on aura </text:span><text:span text:style-name="T75">n</text:span><text:span text:style-name="T38"> itérations, donc cette fonction </text:span><text:span text:style-name="T39">a une complexité temporelle en</text:span><draw:frame draw:style-name="fr1" draw:name="Object1" text:anchor-type="as-char" svg:y="-0.152in" svg:width="0.428in" svg:height="0.2in" draw:z-index="0"><draw:object xlink:href="./Object 1" xlink:type="simple" xlink:show="embed" xlink:actuate="onLoad"/><draw:image xlink:href="./ObjectReplacements/Object 1" xlink:type="simple" xlink:show="embed" xlink:actuate="onLoad"/></draw:frame><text:span text:style-name="T15">. </text:span><text:span text:style-name="T44">Cependant, dans le meilleur des cas (arbre complet), la hauteur sera de l’ordre de</text:span><draw:frame draw:style-name="fr1" draw:name="Object5" text:anchor-type="as-char" svg:y="-0.152in" svg:width="0.5772in" svg:height="0.2071in" draw:z-index="4"><draw:object xlink:href="./Object 5" xlink:type="simple" xlink:show="embed" xlink:actuate="onLoad"/><draw:image xlink:href="./ObjectReplacements/Object 5" xlink:type="simple" xlink:show="embed" xlink:actuate="onLoad"/><svg:desc>formula</svg:desc></draw:frame><text:span text:style-name="T15">, </text:span><text:span text:style-name="T44">donc la complexité dans le meilleur des cas est </text:span><text:span text:style-name="T44"><draw:frame draw:style-name="fr1" draw:name="Object6" text:anchor-type="as-char" svg:y="-0.152in" svg:width="0.8366in" svg:height="0.2071in" draw:z-index="5"><draw:object xlink:href="./Object 6" xlink:type="simple" xlink:show="embed" xlink:actuate="onLoad"/><draw:image xlink:href="./ObjectReplacements/Object 6" xlink:type="simple" xlink:show="embed" xlink:actuate="onLoad"/><svg:desc>formula</svg:desc></draw:frame></text:span></text:p>
      <text:p text:style-name="P19">ajoutMot</text:p>
      <text:p text:style-name="P21"><text:tab/><text:span text:style-name="T40">Cette fonction effectue d’abord une recherche, donc elle aura une complexité temporelle </text:span><text:span text:style-name="T76">au moins</text:span><text:span text:style-name="T40"> en</text:span><draw:frame draw:style-name="fr1" draw:name="Object2" text:anchor-type="as-char" svg:y="-0.152in" svg:width="0.428in" svg:height="0.2in" draw:z-index="1"><draw:object xlink:href="./Object 2" xlink:type="simple" xlink:show="embed" xlink:actuate="onLoad"/><draw:image xlink:href="./ObjectReplacements/Object 2" xlink:type="simple" xlink:show="embed" xlink:actuate="onLoad"/><svg:desc>formula</svg:desc></draw:frame><text:span text:style-name="T15">. </text:span><text:span text:style-name="T41">Si le mot à ajouter n’est pas retrouvé, un nouveau parcours dans l’ABR est effectué afin de l’insérer. Ce parcours est aus</text:span><text:span text:style-name="T42">si </text:span><text:span text:style-name="T40">en</text:span><draw:frame draw:style-name="fr1" draw:name="Object3" text:anchor-type="as-char" svg:y="-0.152in" svg:width="0.428in" svg:height="0.2in" draw:z-index="2"><draw:object xlink:href="./Object 3" xlink:type="simple" xlink:show="embed" xlink:actuate="onLoad"/><draw:image xlink:href="./ObjectReplacements/Object 3" xlink:type="simple" xlink:show="embed" xlink:actuate="onLoad"/><svg:desc>formula</svg:desc></draw:frame><text:span text:style-name="T15">. </text:span><text:span text:style-name="T43">Donc finalement la fonction ajoutMot est </text:span><text:span text:style-name="T40">en</text:span><draw:frame draw:style-name="fr1" draw:name="Object4" text:anchor-type="as-char" svg:y="-0.152in" svg:width="0.428in" svg:height="0.2in" draw:z-index="3"><draw:object xlink:href="./Object 4" xlink:type="simple" xlink:show="embed" xlink:actuate="onLoad"/><draw:image xlink:href="./ObjectReplacements/Object 4" xlink:type="simple" xlink:show="embed" xlink:actuate="onLoad"/><svg:desc>formula</svg:desc></draw:frame><text:span text:style-name="T15">. </text:span><text:span text:style-name="T45">Comme pour la fonction précédente, </text:span><text:span text:style-name="T44"><text:s/>la complexité dans le meilleur des cas est </text:span><text:span text:style-name="T44"><draw:frame draw:style-name="fr1" draw:name="Object7" text:anchor-type="as-char" svg:y="-0.152in" svg:width="0.8366in" svg:height="0.2071in" draw:z-index="6"><draw:object xlink:href="./Object 7" xlink:type="simple" xlink:show="embed" xlink:actuate="onLoad"/><draw:image xlink:href="./ObjectReplacements/Object 7" xlink:type="simple" xlink:show="embed" xlink:actuate="onLoad"/><svg:desc>formula</svg:desc></draw:frame></text:span></text:p>
      <text:p text:style-name="P22">supprimerNode1</text:p>
      <text:p text:style-name="P23"><text:tab/><text:span text:style-name="T46">Dans le meilleur des cas (si le node à supprimer possède 0 ou 1 fils), </text:span><text:span text:style-name="T47">cette fonction effectue juste quelques affectations et opérations du type if. Le nombre d’opérations effectuées ne dépend pas du nombre de noeuds dans l’arbre, donc</text:span><text:span text:style-name="T44"> la complexité dans le meilleur des cas est </text:span><text:span text:style-name="T44"><draw:frame draw:style-name="fr1" draw:name="Object8" text:anchor-type="as-char" svg:y="-0.152in" svg:width="0.4272in" svg:height="0.2in" draw:z-index="7"><draw:object xlink:href="./Object 8" xlink:type="simple" xlink:show="embed" xlink:actuate="onLoad"/><draw:image xlink:href="./ObjectReplacements/Object 8" xlink:type="simple" xlink:show="embed" xlink:actuate="onLoad"/><svg:desc>formula</svg:desc></draw:frame></text:span><text:span text:style-name="T44">. <text:line-break/><text:tab/></text:span><text:span text:style-name="T48">Dans le pire des cas (si le node possède 2 fils), cette fonction devient récursive. </text:span><text:span text:style-name="T51">Mais on effectue un seul appel récursif. </text:span><text:span text:style-name="T49">En effet, </text:span><text:span text:style-name="T50">on fait </text:span><text:span text:style-name="T51">d’abord </text:span><text:span text:style-name="T50">appel à successeur_plus_proche, </text:span><text:span text:style-name="T52">on stocke le résultat dans une variable </text:span><text:span text:style-name="T78">s</text:span><text:span text:style-name="T52">, </text:span><text:span text:style-name="T51">puis, </text:span><text:span text:style-name="T52">après avoir échangé juste les clés de </text:span><text:span text:style-name="T78">s</text:span><text:span text:style-name="T52"> et du node à supprimer, </text:span><text:span text:style-name="T53">on appele supprimerNode1 </text:span><text:span text:style-name="T54">avec </text:span><text:span text:style-name="T79">s</text:span><text:span text:style-name="T54"> en paramètre. </text:span><text:span text:style-name="T55">Comme </text:span><text:span text:style-name="T80">s</text:span><text:span text:style-name="T55"> est le successeur le plus proche, il ne peut pas avoir deux fils, donc pas de nouveaux appels récursifs. </text:span><text:span text:style-name="T56">Finalement, la complexité dans le pire des cas est </text:span><text:span text:style-name="T56"><draw:frame draw:style-name="fr1" draw:name="Object9" text:anchor-type="as-char" svg:y="-0.152in" svg:width="0.4244in" svg:height="0.2in" draw:z-index="8"><draw:object xlink:href="./Object 9" xlink:type="simple" xlink:show="embed" xlink:actuate="onLoad"/><draw:image xlink:href="./ObjectReplacements/Object 9" xlink:type="simple" xlink:show="embed" xlink:actuate="onLoad"/><svg:desc>formula</svg:desc></draw:frame></text:span><text:span text:style-name="T56">.</text:span></text:p>
      <text:p text:style-name="P24">successeur_plus_proche<text:line-break/><text:tab/><text:span text:style-name="T57">On </text:span><text:span text:style-name="T59">affecte</text:span><text:span text:style-name="T57"> d’abord </text:span><text:span text:style-name="T59">à une variable </text:span><text:span text:style-name="T82">s</text:span><text:span text:style-name="T57"> </text:span><text:span text:style-name="T59">le fils</text:span><text:span text:style-name="T57"> droit du </text:span><text:span text:style-name="T81">node</text:span><text:span text:style-name="T57"> dont on veut connaitre le plus petit successeur, </text:span><text:span text:style-name="T58">puis, </text:span><text:span text:style-name="T59">tant que </text:span><text:span text:style-name="T82">s</text:span><text:span text:style-name="T59"> a un fils gauche, on affecte à </text:span><text:span text:style-name="T82">s </text:span><text:span text:style-name="T59">son fils gauche. </text:span><text:span text:style-name="T60">On effectue donc autant d’itérations que </text:span><text:span text:style-name="T63">le fils droit de </text:span><text:span text:style-name="T84">node</text:span><text:span text:style-name="T60"> a de fils gauches. </text:span><text:span text:style-name="T61">Dans le pire des cas, </text:span><text:span text:style-name="T83">node</text:span><text:span text:style-name="T61"> est la racine de l’ABR </text:span><text:span text:style-name="T62">et il a un seul fils droit, qui a, lui, n-2 fils gauches. Cette fonction est donc en</text:span><text:span text:style-name="T56"><draw:frame draw:style-name="fr1" draw:name="Object10" text:anchor-type="as-char" svg:y="-0.152in" svg:width="0.428in" svg:height="0.2in" draw:z-index="9"><draw:object xlink:href="./Object 10" xlink:type="simple" xlink:show="embed" xlink:actuate="onLoad"/><draw:image xlink:href="./ObjectReplacements/Object 10" xlink:type="simple" xlink:show="embed" xlink:actuate="onLoad"/><svg:desc>formula</svg:desc></draw:frame></text:span><text:span text:style-name="T56">. </text:span><text:span text:style-name="T63">Dans le meilleur des cas, </text:span><text:span text:style-name="T64">le fils droit de </text:span><text:span text:style-name="T85">node</text:span><text:span text:style-name="T64"> n’a pas de fils, donc cette fonction est en</text:span><text:span text:style-name="T44"> </text:span><text:span text:style-name="T44"><draw:frame draw:style-name="fr1" draw:name="Object11" text:anchor-type="as-char" svg:y="-0.152in" svg:width="0.4272in" svg:height="0.2in" draw:z-index="10"><draw:object xlink:href="./Object 11" xlink:type="simple" xlink:show="embed" xlink:actuate="onLoad"/><draw:image xlink:href="./ObjectReplacements/Object 11" xlink:type="simple" xlink:show="embed" xlink:actuate="onLoad"/><svg:desc>formula</svg:desc></draw:frame></text:span><text:span text:style-name="T44">. </text:span></text:p>
      <text:p text:style-name="P27">suggestionMots </text:p>
      <text:p text:style-name="P27">compare_souschaine</text:p>
      <text:p text:style-name="P27"><text:soft-page-break/>compare_k</text:p>
      <text:h text:style-name="P31" text:outline-level="1">III. Difficultés rencontrées</text:h>
      <text:p text:style-name="P29"><text:tab/>Ce dernier TP nous a pris beaucoup plus de temps que les précédents, et malheureusement, nous n’avons pas pu le finir. <text:span text:style-name="T86">Au cours de sa réalisation, nous avons rencontré des multiples difficultés, dont voici les principales :</text:span></text:p>
      <text:p text:style-name="P29">- <text:s/><text:span text:style-name="T86">Le code source devenant de plus en plus long, il était difficile de s’y repérer. Nous avons donc divisé </text:span>le code en plusieurs fichiers. <text:span text:style-name="T87">Nous avons procédé de manière similaire aux indications du TP (fichier d’en-tête tp4.h + fichiers source tp4.c et main.c), mais nous avons divisé le fichier tp4.c en trois fichiers, un pour chaque partie.</text:span></text:p>
      <text:p text:style-name="P29">- <text:span text:style-name="T88">Au départ, on a mis notre code dans un « pad » en ligne (un pad est comme un fichier texte, mais accessible avec une URL publique). Cependant, cela rendait difficile la collaboration : il fallait copier-coller toutes nos modifications à la main, en faisant attention à ne pas écraser les modifications de l’autre. Nous avons donc décidé d’utiliser Git et GitHub. Ceci nous a permis de travailler tous les deux en même temps. En effet, le code était sur la branche « master », et pour toute modification, on créait une nouvelle branche. Une fois que la modification était terminée, on fusionnait la branche avec « master ». </text:span></text:p>
      <text:p text:style-name="P30"><text:span text:style-name="T3">- </text:span><text:span text:style-name="T4">Nous avons eu aussi des difficultés pour déboguer le programme. En effet, lorsque quelque chose ne marchait pas, on devait balayer tout le code pour chercher l’erreur. Pour rendre cette tache plus facile, nous avons inclus des </text:span><text:span text:style-name="T5">printf </text:span><text:span text:style-name="T6">tout au long du programme, qui affichaient des informations utiles, comme les paramètres avec lesquels chaque fonction était appelée. </text:span><text:span text:style-name="T7">Cependant, l’idéal aurait été d’utiliser un débogueur, comme gdb </text:span><text:span text:style-name="T10">(</text:span><text:span text:style-name="T94">GNU Debugger</text:span><text:span text:style-name="T10">), </text:span><text:span text:style-name="T11">mais nous n’avions jamais appris à nous servir d’un tel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keyword2_5f_c" style:display-name="keyword2_c" style:family="text">
      <style:text-properties fo:color="#0000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keyword0_5f_c" style:display-name="keyword0_c" style:family="text">
      <style:text-properties fo:color="#b1b10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number_5f_c" style:display-name="number_c" style:family="text">
      <style:text-properties fo:color="#0000dd" fo:font-style="normal" fo:font-weight="normal"/>
    </style:style>
    <style:style style:name="comment_5f_multi_5f_c" style:display-name="comment_multi_c" style:family="text">
      <style:text-properties fo:color="#808080" fo:font-style="italic" fo:font-weight="normal"/>
    </style:style>
    <style:style style:name="Graphics" style:family="graphic" style:parent-style-name="Formula">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parent-style-name="Watermark">
      <style:graphic-properties text:anchor-type="as-char" svg:y="0in" fo:margin-left="0.0791in" fo:margin-right="0.0791in" style:vertical-pos="middle" style:vertical-rel="text"/>
    </style:style>
    <style:style style:name="OLE" style:family="graphic" style:parent-style-name="Marginalia">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Watermark" style:family="graphic" style:parent-style-name="OLE">
      <style:graphic-properties text:anchor-type="page" svg:x="0in" svg:y="0in" style:run-through="background"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zxx" fo:country="none" officeooo:rsid="0019e64b" officeooo:paragraph-rsid="0019e64b"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LZIN Noémie</text:p>
        <text:p text:style-name="MP1">MALDONALDO André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10:47.911521029</meta:creation-date>
    <dc:date>2018-01-06T21:41:32.623122236</dc:date>
    <meta:editing-duration>PT7H50M6S</meta:editing-duration>
    <meta:editing-cycles>144</meta:editing-cycles>
    <meta:generator>LibreOffice/5.4.4.2$Linux_X86_64 LibreOffice_project/40$Build-2</meta:generator>
    <meta:document-statistic meta:table-count="0" meta:image-count="0" meta:object-count="11" meta:page-count="4" meta:paragraph-count="55" meta:word-count="1109" meta:character-count="6944" meta:non-whitespace-character-count="5866"/>
  </office:meta>
</office:document-meta>
</file>

<file path=Object 1/content.xml><?xml version="1.0" encoding="utf-8"?>
<math xmlns="http://www.w3.org/1998/Math/MathML" display="block">
  <semantics>
    <mrow>
      <mi>O</mi>
      <mrow>
        <mo fence="true" stretchy="false">(</mo>
        <mrow>
          <mi>n</mi>
        </mrow>
        <mo fence="true" stretchy="false">)</mo>
      </mrow>
    </mrow>
    <annotation encoding="StarMath 5.0">O( n)</annotation>
  </semantics>
</math>
</file>

<file path=Object 10/content.xml><?xml version="1.0" encoding="utf-8"?>
<math xmlns="http://www.w3.org/1998/Math/MathML" display="block">
  <semantics>
    <mrow>
      <mi>O</mi>
      <mrow>
        <mo fence="true" stretchy="false">(</mo>
        <mrow>
          <mi>n</mi>
        </mrow>
        <mo fence="true" stretchy="false">)</mo>
      </mrow>
    </mrow>
    <annotation encoding="StarMath 5.0">O (n)</annotation>
  </semantics>
</math>
</file>

<file path=Object 11/content.xml><?xml version="1.0" encoding="utf-8"?>
<math xmlns="http://www.w3.org/1998/Math/MathML" display="block">
  <semantics>
    <mrow>
      <mi mathvariant="normal">Ω</mi>
      <mrow>
        <mo fence="true" stretchy="false">(</mo>
        <mrow>
          <mn>1</mn>
        </mrow>
        <mo fence="true" stretchy="false">)</mo>
      </mrow>
    </mrow>
    <annotation encoding="StarMath 5.0">%OMEGA (1)</annotation>
  </semantics>
</math>
</file>

<file path=Object 2/content.xml><?xml version="1.0" encoding="utf-8"?>
<math xmlns="http://www.w3.org/1998/Math/MathML" display="block">
  <semantics>
    <mrow>
      <mi>O</mi>
      <mrow>
        <mo fence="true" stretchy="false">(</mo>
        <mrow>
          <mi>n</mi>
        </mrow>
        <mo fence="true" stretchy="false">)</mo>
      </mrow>
    </mrow>
    <annotation encoding="StarMath 5.0">O( n)</annotation>
  </semantics>
</math>
</file>

<file path=Object 3/content.xml><?xml version="1.0" encoding="utf-8"?>
<math xmlns="http://www.w3.org/1998/Math/MathML" display="block">
  <semantics>
    <mrow>
      <mi>O</mi>
      <mrow>
        <mo fence="true" stretchy="false">(</mo>
        <mrow>
          <mi>n</mi>
        </mrow>
        <mo fence="true" stretchy="false">)</mo>
      </mrow>
    </mrow>
    <annotation encoding="StarMath 5.0">O( n)</annotation>
  </semantics>
</math>
</file>

<file path=Object 4/content.xml><?xml version="1.0" encoding="utf-8"?>
<math xmlns="http://www.w3.org/1998/Math/MathML" display="block">
  <semantics>
    <mrow>
      <mi>O</mi>
      <mrow>
        <mo fence="true" stretchy="false">(</mo>
        <mrow>
          <mi>n</mi>
        </mrow>
        <mo fence="true" stretchy="false">)</mo>
      </mrow>
    </mrow>
    <annotation encoding="StarMath 5.0">O( n)</annotation>
  </semantics>
</math>
</file>

<file path=Object 5/content.xml><?xml version="1.0" encoding="utf-8"?>
<math xmlns="http://www.w3.org/1998/Math/MathML" display="block">
  <semantics>
    <mrow>
      <msub>
        <mi>log</mi>
        <mn>2</mn>
      </msub>
      <mrow>
        <mo fence="true" stretchy="false">(</mo>
        <mrow>
          <mi>n</mi>
        </mrow>
        <mo fence="true" stretchy="false">)</mo>
      </mrow>
    </mrow>
    <annotation encoding="StarMath 5.0">log_2( n )</annotation>
  </semantics>
</math>
</file>

<file path=Object 6/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7/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8/content.xml><?xml version="1.0" encoding="utf-8"?>
<math xmlns="http://www.w3.org/1998/Math/MathML" display="block">
  <semantics>
    <mrow>
      <mi mathvariant="normal">Ω</mi>
      <mrow>
        <mo fence="true" stretchy="false">(</mo>
        <mrow>
          <mn>1</mn>
        </mrow>
        <mo fence="true" stretchy="false">)</mo>
      </mrow>
    </mrow>
    <annotation encoding="StarMath 5.0">%OMEGA (1)</annotation>
  </semantics>
</math>
</file>

<file path=Object 9/content.xml><?xml version="1.0" encoding="utf-8"?>
<math xmlns="http://www.w3.org/1998/Math/MathML" display="block">
  <semantics>
    <mrow>
      <mi>O</mi>
      <mrow>
        <mo fence="true" stretchy="false">(</mo>
        <mrow>
          <mn>1</mn>
        </mrow>
        <mo fence="true" stretchy="false">)</mo>
      </mrow>
    </mrow>
    <annotation encoding="StarMath 5.0">O (1)</annotation>
  </semantics>
</math>
</file>